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8681in"/>
    </style:style>
    <style:style style:name="co2" style:family="table-column">
      <style:table-column-properties fo:break-before="auto" style:column-width="3.1126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4" table:number-rows-spanned="1">
            <text:p>kopalnia DATASIZE 200 KNN 4 distanceAlgorithm STATISTICS Algorithms MAGNETIC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<text:s/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5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6.3157894736842">
            <text:p>26.32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4,15,18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2,13,15,16,18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5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6.3157894736842">
            <text:p>26.32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4,18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4,2,15,18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4,10,15,16,18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4,18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4,18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4,2,15,18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18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18,19,</text:p>
          </table:table-cell>
        </table:table-row>
        <table:table-row table:style-name="ro1">
          <table:table-cell table:style-name="ce1" office:value-type="string" table:number-columns-spanned="4" table:number-rows-spanned="1">
            <text:p>kopalnia DATASIZE 200 KNN 4 distanceAlgorithm STATISTICS Algorithms RSSI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<text:s/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10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52.6315789473684">
            <text:p>52.63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9,13,11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9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7.3684210526316">
            <text:p>47.37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9,13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10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52.6315789473684">
            <text:p>52.63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9,13,11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10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52.6315789473684">
            <text:p>52.63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9,13,11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10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52.6315789473684">
            <text:p>52.63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9,13,11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10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52.6315789473684">
            <text:p>52.63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9,13,11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10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52.6315789473684">
            <text:p>52.63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9,13,11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10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52.6315789473684">
            <text:p>52.63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9,13,11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9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7.3684210526316">
            <text:p>47.37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9,13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9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7.3684210526316">
            <text:p>47.37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9,13,8,20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21:25:46</dc:date>
    <dc:creator>mike </dc:creator>
    <meta:document-statistic meta:table-count="1" meta:cell-count="322" meta:object-count="0"/>
    <meta:generator>LibreOffice/3.5$Linux_X86_64 LibreOffice_project/350m1$Build-2</meta:generator>
  </office:meta>
</office:document-meta>
</file>